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CB Calculator: https://www.digikey.com/en/resources/conversion-calculators/conversion-calculator-pcb-trace-width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 oz co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A cur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C ris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.6mm power trac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 oz co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A cur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C ris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mm power trac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sfet courtyard</text:p>
          </table:table-cell>
          <table:table-cell office:value-type="float" office:value="11.3" calcext:value-type="float">
            <text:p>11.3</text:p>
          </table:table-cell>
          <table:table-cell/>
        </table:table-row>
        <table:table-row table:style-name="ro1">
          <table:table-cell office:value-type="string" calcext:value-type="string">
            <text:p>trace spacing</text:p>
          </table:table-cell>
          <table:table-cell office:value-type="float" office:value="0.56" calcext:value-type="float">
            <text:p>0.56</text:p>
          </table:table-cell>
          <table:table-cell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13:.B14])" office:value-type="float" office:value="11.86" calcext:value-type="float">
            <text:p>11.8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ld distance</text:p>
          </table:table-cell>
          <table:table-cell office:value-type="float" office:value="19.141" calcext:value-type="float">
            <text:p>19.141</text:p>
          </table:table-cell>
          <table:table-cell/>
        </table:table-row>
        <table:table-row table:style-name="ro1">
          <table:table-cell office:value-type="string" calcext:value-type="string">
            <text:p>new distanc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savings</text:p>
          </table:table-cell>
          <table:table-cell table:style-name="ce1" table:formula="of:=[.B17]-[.B18]" office:value-type="float" office:value="7.141" calcext:value-type="float">
            <text:p>7.141</text:p>
          </table:table-cell>
          <table:table-cell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[.B19]*8" office:value-type="float" office:value="57.128" calcext:value-type="float">
            <text:p>57.128</text:p>
          </table:table-cell>
          <table:table-cell office:value-type="string" calcext:value-type="string">
            <text:p>!!!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x 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ch0</text:p>
          </table:table-cell>
          <table:table-cell table:formula="of:=[.B24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ch1</text:p>
          </table:table-cell>
          <table:table-cell table:formula="of:=[.B25]+[.B$18]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ch2</text:p>
          </table:table-cell>
          <table:table-cell table:formula="of:=[.B26]+[.B$18]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ch3</text:p>
          </table:table-cell>
          <table:table-cell table:formula="of:=[.B27]+[.B$18]"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ch4</text:p>
          </table:table-cell>
          <table:table-cell table:formula="of:=[.B28]+[.B$18]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ch5</text:p>
          </table:table-cell>
          <table:table-cell table:formula="of:=[.B29]+[.B$18]"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ch6</text:p>
          </table:table-cell>
          <table:table-cell table:formula="of:=[.B30]+[.B$18]"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ch7</text:p>
          </table:table-cell>
          <table:table-cell table:formula="of:=[.B31]+[.B$18]" office:value-type="float" office:value="127" calcext:value-type="float">
            <text:p>12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16">00/00/0000</text:date>, <text:time style:data-style-name="N2" text:time-value="09:16:24.21234837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8-16T07:41:31.089127205</meta:creation-date>
    <dc:date>2024-08-16T09:18:08.645689886</dc:date>
    <meta:editing-duration>PT4M33S</meta:editing-duration>
    <meta:editing-cycles>2</meta:editing-cycles>
    <meta:generator>LibreOffice/7.2.2.2$MacOSX_X86_64 LibreOffice_project/02b2acce88a210515b4a5bb2e46cbfb63fe97d56</meta:generator>
    <meta:document-statistic meta:table-count="1" meta:cell-count="43" meta:object-count="0"/>
  </office:meta>
</office:document-meta>
</file>